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Black" svg:font-family="'Roboto Black'" style:font-pitch="variable"/>
    <style:font-face style:name="Roboto Mono Thin1" svg:font-family="'Roboto Mono Thin'" style:font-pitch="variable"/>
    <style:font-face style:name="Roboto Mono Thin" svg:font-family="'Roboto Mono Thin'" style:font-adornments="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Black" fo:font-size="15pt" fo:font-weight="bold" officeooo:rsid="001f8877" officeooo:paragraph-rsid="001f8877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Roboto Mono Thin1" fo:font-size="11pt" fo:font-style="normal" officeooo:rsid="0020d260" officeooo:paragraph-rsid="003654a9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Roboto Mono Thin1" fo:font-size="11pt" fo:font-style="normal" officeooo:rsid="00290f9b" officeooo:paragraph-rsid="004d5211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Roboto Mono Thin1" fo:font-size="11pt" fo:font-style="normal" style:text-underline-style="none" fo:font-weight="normal" officeooo:rsid="003654a9" officeooo:paragraph-rsid="0056d3bb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Roboto" fo:font-size="11pt" officeooo:rsid="001f8877" officeooo:paragraph-rsid="001f8877" style:font-size-asian="11pt" style:font-size-complex="11pt"/>
    </style:style>
    <style:style style:name="P6" style:family="paragraph" style:parent-style-name="Standard">
      <style:text-properties style:font-name="Roboto" fo:font-size="11pt" officeooo:rsid="00498425" officeooo:paragraph-rsid="00498425" style:font-size-asian="11pt" style:font-size-complex="11pt"/>
    </style:style>
    <style:style style:name="P7" style:family="paragraph" style:parent-style-name="Standard">
      <style:text-properties style:font-name="Roboto" fo:font-size="11pt" officeooo:rsid="004a9acc" officeooo:paragraph-rsid="004e206c" style:font-size-asian="11pt" style:font-size-complex="11pt"/>
    </style:style>
    <style:style style:name="P8" style:family="paragraph" style:parent-style-name="Standard">
      <style:text-properties style:font-name="Roboto" fo:font-size="11pt" fo:font-style="normal" officeooo:rsid="003d9713" officeooo:paragraph-rsid="003d29e7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Roboto" fo:font-size="11pt" fo:font-style="normal" officeooo:rsid="004e49cc" officeooo:paragraph-rsid="004e49cc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Roboto" fo:font-size="11pt" fo:font-style="normal" officeooo:rsid="004ed3d1" officeooo:paragraph-rsid="004ed3d1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Roboto" fo:font-size="11pt" fo:font-style="normal" officeooo:rsid="004f245e" officeooo:paragraph-rsid="004f245e" style:font-size-asian="11pt" style:font-style-asian="normal" style:font-size-complex="11pt" style:font-style-complex="normal"/>
    </style:style>
    <style:style style:name="P12" style:family="paragraph" style:parent-style-name="Standard">
      <style:text-properties style:font-name="Roboto" fo:font-size="11pt" fo:font-style="normal" fo:font-weight="normal" officeooo:rsid="001d2253" officeooo:paragraph-rsid="00290f9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Roboto" fo:font-size="11pt" fo:font-style="normal" fo:font-weight="bold" officeooo:rsid="0056d3bb" officeooo:paragraph-rsid="0056d3bb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Roboto" fo:font-size="11pt" fo:font-style="normal" style:text-underline-style="solid" style:text-underline-width="auto" style:text-underline-color="font-color" officeooo:rsid="0056d3bb" officeooo:paragraph-rsid="0056d3bb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Roboto" fo:font-size="11pt" fo:font-weight="bold" officeooo:rsid="001f8877" officeooo:paragraph-rsid="001f8877" style:font-size-asian="11pt" style:font-weight-asian="bold" style:font-size-complex="11pt" style:font-weight-complex="bold"/>
    </style:style>
    <style:style style:name="P16" style:family="paragraph" style:parent-style-name="Preformatted_20_Text">
      <style:text-properties style:font-name="Roboto" fo:font-size="11pt" fo:font-style="normal" fo:font-weight="normal" officeooo:rsid="003a7d90" officeooo:paragraph-rsid="003a7d9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Preformatted_20_Text">
      <style:text-properties officeooo:paragraph-rsid="00377665"/>
    </style:style>
    <style:style style:name="P18" style:family="paragraph" style:parent-style-name="Standard" style:list-style-name="L1">
      <style:text-properties style:font-name="Roboto Mono Thin" fo:font-size="11pt" officeooo:rsid="005601d5" officeooo:paragraph-rsid="005601d5" style:font-size-asian="11pt" style:font-size-complex="11pt"/>
    </style:style>
    <style:style style:name="P19" style:family="paragraph" style:parent-style-name="Standard" style:list-style-name="L1">
      <style:text-properties style:font-name="Roboto Mono Thin" fo:font-size="11pt" officeooo:rsid="00498425" officeooo:paragraph-rsid="00498425" style:font-size-asian="11pt" style:font-size-complex="11pt"/>
    </style:style>
    <style:style style:name="P20" style:family="paragraph" style:parent-style-name="Standard" style:list-style-name="L1">
      <style:text-properties style:font-name="Roboto Mono Thin" fo:font-size="11pt" fo:font-style="normal" officeooo:rsid="00464e2e" officeooo:paragraph-rsid="0056d3bb" style:font-size-asian="11pt" style:font-style-asian="normal" style:font-size-complex="11pt" style:font-style-complex="normal"/>
    </style:style>
    <style:style style:name="P21" style:family="paragraph" style:parent-style-name="Standard">
      <style:text-properties style:font-name="Roboto" fo:font-size="11pt" fo:font-style="normal" style:text-underline-style="solid" style:text-underline-width="auto" style:text-underline-color="font-color" fo:font-weight="normal" officeooo:rsid="0056d3bb" officeooo:paragraph-rsid="0056d3bb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Roboto" fo:font-size="11pt" fo:font-style="normal" officeooo:rsid="00573082" officeooo:paragraph-rsid="005a150e" style:font-size-asian="11pt" style:font-style-asian="normal" style:font-size-complex="11pt" style:font-style-complex="normal"/>
    </style:style>
    <style:style style:name="P23" style:family="paragraph" style:parent-style-name="Standard">
      <style:text-properties style:font-name="Roboto" fo:font-size="11pt" fo:font-style="normal" officeooo:rsid="004e49cc" officeooo:paragraph-rsid="004e49cc" style:font-size-asian="11pt" style:font-style-asian="normal" style:font-size-complex="11pt" style:font-style-complex="normal"/>
    </style:style>
    <style:style style:name="P24" style:family="paragraph" style:parent-style-name="Standard">
      <style:text-properties style:font-name="Roboto" fo:font-size="11pt" fo:font-style="normal" officeooo:rsid="003d9713" officeooo:paragraph-rsid="003d29e7" style:font-size-asian="11pt" style:font-style-asian="normal" style:font-size-complex="11pt" style:font-style-complex="normal"/>
    </style:style>
    <style:style style:name="P25" style:family="paragraph" style:parent-style-name="Standard">
      <style:text-properties style:font-name="Roboto" fo:font-size="11pt" fo:font-style="normal" officeooo:rsid="005b2413" officeooo:paragraph-rsid="005b2413" style:font-size-asian="11pt" style:font-style-asian="normal" style:font-size-complex="11pt" style:font-style-complex="normal"/>
    </style:style>
    <style:style style:name="P26" style:family="paragraph" style:parent-style-name="Standard">
      <style:text-properties style:font-name="Roboto" fo:font-size="11pt" fo:font-style="normal" officeooo:rsid="005b2413" officeooo:paragraph-rsid="005bfb09" style:font-size-asian="11pt" style:font-style-asian="normal" style:font-size-complex="11pt" style:font-style-complex="normal"/>
    </style:style>
    <style:style style:name="T1" style:family="text">
      <style:text-properties style:font-name="Roboto"/>
    </style:style>
    <style:style style:name="T2" style:family="text">
      <style:text-properties style:font-name="Roboto" fo:font-size="11pt" fo:font-style="normal" fo:font-weight="normal" officeooo:rsid="00377665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Roboto" fo:font-size="11pt" fo:font-style="normal" fo:font-weight="bold" officeooo:rsid="00377665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Roboto" fo:font-size="11pt" style:font-size-asian="11pt" style:font-size-complex="11pt"/>
    </style:style>
    <style:style style:name="T5" style:family="text">
      <style:text-properties style:font-name="Roboto" fo:font-size="11pt" officeooo:rsid="00377665" style:font-size-asian="11pt" style:font-size-complex="11pt"/>
    </style:style>
    <style:style style:name="T6" style:family="text">
      <style:text-properties officeooo:rsid="00290f9b"/>
    </style:style>
    <style:style style:name="T7" style:family="text">
      <style:text-properties fo:font-weight="normal" officeooo:rsid="003654a9" style:font-weight-asian="normal" style:font-weight-complex="normal"/>
    </style:style>
    <style:style style:name="T8" style:family="text">
      <style:text-properties fo:font-weight="normal" officeooo:rsid="0042bfc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6d3bb" style:font-weight-asian="bold" style:font-weight-complex="bold"/>
    </style:style>
    <style:style style:name="T11" style:family="text">
      <style:text-properties style:font-name="Roboto Mono Thin1" officeooo:rsid="00498425"/>
    </style:style>
    <style:style style:name="T12" style:family="text">
      <style:text-properties style:font-name="Roboto Mono Thin1" fo:font-style="normal" style:font-style-asian="normal" style:font-style-complex="normal"/>
    </style:style>
    <style:style style:name="T13" style:family="text">
      <style:text-properties style:font-name="Roboto Mono Thin1" fo:font-style="normal" officeooo:rsid="00290f9b" style:font-style-asian="normal" style:font-style-complex="normal"/>
    </style:style>
    <style:style style:name="T14" style:family="text">
      <style:text-properties style:font-name="Roboto Mono Thin1" fo:font-style="normal" officeooo:rsid="004bab32" style:font-style-asian="normal" style:font-style-complex="normal"/>
    </style:style>
    <style:style style:name="T15" style:family="text">
      <style:text-properties style:font-name="Roboto Mono Thin1" fo:font-style="normal" fo:font-weight="normal" officeooo:rsid="003654a9" style:font-style-asian="normal" style:font-weight-asian="normal" style:font-style-complex="normal" style:font-weight-complex="normal"/>
    </style:style>
    <style:style style:name="T16" style:family="text">
      <style:text-properties style:font-name="Roboto Mono Thin1" fo:font-style="normal" fo:font-weight="bold" officeooo:rsid="00290f9b" style:font-style-asian="normal" style:font-weight-asian="bold" style:font-style-complex="normal" style:font-weight-complex="bold"/>
    </style:style>
    <style:style style:name="T17" style:family="text">
      <style:text-properties officeooo:rsid="004d5211"/>
    </style:style>
    <style:style style:name="T18" style:family="text">
      <style:text-properties officeooo:rsid="004ed3d1"/>
    </style:style>
    <style:style style:name="T19" style:family="text">
      <style:text-properties officeooo:rsid="004e86b3"/>
    </style:style>
    <style:style style:name="T20" style:family="text">
      <style:text-properties officeooo:rsid="0056d3bb"/>
    </style:style>
    <style:style style:name="T21" style:family="text">
      <style:text-properties style:font-name="Roboto Mono Thin" fo:font-weight="bold" officeooo:rsid="0056d3bb" style:font-weight-asian="bold" style:font-weight-complex="bold"/>
    </style:style>
    <style:style style:name="T22" style:family="text">
      <style:text-properties officeooo:rsid="0057ae30"/>
    </style:style>
    <style:style style:name="T23" style:family="text">
      <style:text-properties officeooo:rsid="005a150e"/>
    </style:style>
    <style:style style:name="T24" style:family="text">
      <style:text-properties officeooo:rsid="005b2413"/>
    </style:style>
    <style:style style:name="T25" style:family="text">
      <style:text-properties officeooo:rsid="005bfb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Pepper et Lagadic</text:p>
      <text:p text:style-name="P5"/>
      <text:p text:style-name="P5"/>
      <text:p text:style-name="P15">Lancement du <text:span text:style-name="T17">protocole pepper</text:span> </text:p>
      <text:p text:style-name="P5"/>
      <text:p text:style-name="P6">Perso <text:span text:style-name="T20">cablé</text:span> : (plus simple)</text:p>
      <text:list xml:id="list6307885531429089800" text:style-name="L1">
        <text:list-item>
          <text:p text:style-name="P18">export NAO_IP=169.254.XX.XX</text:p>
        </text:list-item>
        <text:list-item>
          <text:p text:style-name="P20"><text:span text:style-name="T9">S</text:span><text:span text:style-name="T10">top movement : </text:span>roslaunch pepper_dcm_bringup pepper_bringup.launch robot_ip:=<text:span text:style-name="T19">$NAO_IP</text:span> roscore_ip:=10.16.33.167 network_interface:=enp0s31f6</text:p>
        </text:list-item>
        <text:list-item>
          <text:p text:style-name="P19">roslaunch demo_control pepper_launch_lagadic.launch</text:p>
        </text:list-item>
        <text:list-item>
          <text:p text:style-name="P19">roslaunch demo_control qr_tracker.launch</text:p>
        </text:list-item>
      </text:list>
      <text:p text:style-name="P6"/>
      <text:p text:style-name="P7">wifi : </text:p>
      <text:p text:style-name="P7"><text:span text:style-name="T11">roslaunch demo_control pepper_launch_lagadic.launch </text:span><text:span text:style-name="T16">nao_ip</text:span><text:span text:style-name="T13">:=</text:span><text:span text:style-name="T12">192.168.43.231</text:span><text:span text:style-name="T15"> </text:span><text:span text:style-name="T16">roscore_ip</text:span><text:span text:style-name="T13">:=</text:span><text:span text:style-name="T12">192.168.43.19</text:span><text:span text:style-name="T13"> </text:span><text:span text:style-name="T16">network_interface</text:span><text:span text:style-name="T13">:=</text:span><text:span text:style-name="T14">wlx542aa2a711bf</text:span></text:p>
      <text:p text:style-name="P6"/>
      <text:p text:style-name="P6"/>
      <text:p text:style-name="P6"><text:span text:style-name="T20">Lagadic launch </text:span>:</text:p>
      <text:p text:style-name="P6"><text:tab/><text:span text:style-name="T21">Démarrage</text:span></text:p>
      <text:p text:style-name="P2">roslaunch pepper_launch pepper_full.launc<text:span text:style-name="T6">h nao_ip:=</text:span><text:span text:style-name="T7">169.254.</text:span><text:span text:style-name="T8">75.68</text:span><text:span text:style-name="T7"> </text:span><text:span text:style-name="T6">roscore_ip:=10.16.33.167 network_interface:=enp0s31f6</text:span></text:p>
      <text:p text:style-name="P2"><text:tab/><text:span text:style-name="T10">Camera</text:span></text:p>
      <text:p text:style-name="P3">roslaunch pepper_launch camera_bottom640.launch nao_ip:=<text:span text:style-name="T7">169.254.</text:span><text:span text:style-name="T8">75.68</text:span><text:span text:style-name="T7"> </text:span>roscore_ip:=10.16.33.167 network_interface:=enp0s31f6</text:p>
      <text:p text:style-name="P12"/>
      <text:p text:style-name="P12"/>
      <text:p text:style-name="P16">Installation :</text:p>
      <text:p text:style-name="P16"><text:span text:style-name="T1">VISP : </text:span><text:a xlink:type="simple" xlink:href="http://visp-doc.inria.fr/doxygen/visp-daily/tutorial-install-ubuntu.html" text:style-name="Internet_20_link" text:visited-style-name="Visited_20_Internet_20_Link"><text:span text:style-name="T1">http://visp-doc.inria.fr/doxygen/visp-daily/tutorial-install-ubuntu.html</text:span></text:a><text:span text:style-name="T1"> </text:span></text:p>
      <text:p text:style-name="P16"><text:span text:style-name="T1">Visp-naoqi : </text:span><text:a xlink:type="simple" xlink:href="http://jokla.me/robotics/visp_naoqi/" text:style-name="Internet_20_link" text:visited-style-name="Visited_20_Internet_20_Link"><text:span text:style-name="T1">http://jokla.me/robotics/visp_naoqi/</text:span></text:a><text:span text:style-name="T1"> </text:span></text:p>
      <text:p text:style-name="P16"/>
      <text:p text:style-name="P16"/>
      <text:p text:style-name="P16"/>
      <text:p text:style-name="P17"><text:span text:style-name="T3">pepper_control :</text:span><text:span text:style-name="T2"> </text:span><text:span text:style-name="Source_20_Text"><text:span text:style-name="T4">ssh </text:span></text:span><text:a xlink:type="simple" xlink:href="mailto:nao@169.254.107.254" text:style-name="Internet_20_link" text:visited-style-name="Visited_20_Internet_20_Link"><text:span text:style-name="Source_20_Text"><text:span text:style-name="T4">nao@</text:span></text:span></text:a><text:a xlink:type="simple" xlink:href="mailto:nao@169.254.107.254" text:style-name="Internet_20_link" text:visited-style-name="Visited_20_Internet_20_Link"><text:span text:style-name="Source_20_Text"><text:span text:style-name="T5">169.254.107.254</text:span></text:span></text:a></text:p>
      <text:p text:style-name="P17"><text:span text:style-name="Source_20_Text"><text:span text:style-name="T5">qicli info //pour check si pepper_control est présent</text:span></text:span></text:p>
      <text:p text:style-name="P8"><text:s/></text:p>
      <text:p text:style-name="P8"/>
      <text:p text:style-name="P13">Topics :</text:p>
      <text:p text:style-name="P21">Camera :</text:p>
      <text:p text:style-name="P4">rosrun image_view <text:s/>image_view image:=camera/image_raw</text:p>
      <text:p text:style-name="P14">Articulations</text:p>
      <text:p text:style-name="P8">//<text:span text:style-name="T24">Base nulle</text:span></text:p>
      <text:p text:style-name="P25">rostopic pub -r -1 /cmd_vel geometry_msgs/Twist <text:s/>'{linear: <text:s/>{x: 0.0, y: 0.0, z: 0.0}, angular: {x: 0.0,y: 0.0,z: 0.0}}'</text:p>
      <text:p text:style-name="P25"/>
      <text:p text:style-name="P25">//<text:span text:style-name="T25">En avant</text:span></text:p>
      <text:p text:style-name="P26">rostopic pub -r -1 /cmd_vel geometry_msgs/Twist <text:s/>'{linear: <text:s/>{x: 0.1, y: 0.0, z: 0.0}, angular: {x: 0.0,y: 0.0,z: 0.0}}'</text:p>
      <text:p text:style-name="P8"/>
      <text:p text:style-name="P9">/joint_angles <text:s/>naoqi_bridge_msgs/JointAnglesWithSpeed</text:p>
      <text:p text:style-name="P9">/joint_states <text:s text:c="2"/>sensor_msgs/JointState</text:p>
      <text:p text:style-name="P9"/>
      <text:p text:style-name="P9">//<text:span text:style-name="T23">Corps entier en position normale</text:span></text:p>
      <text:p text:style-name="P9"><text:soft-page-break/></text:p>
      <text:p text:style-name="P22">rostopic pub -1 /joint_angles naoqi_bridge_msgs/JointAnglesWithSpeed '{header: auto, joint_names: ["H<text:span text:style-name="T23">ipRoll</text:span>","H<text:span text:style-name="T23">ipPitch</text:span>","<text:span text:style-name="T23">KneePitch</text:span>","HeadPitch","HeadYaw","R<text:span text:style-name="T22">S</text:span>houlderPitch","R<text:span text:style-name="T22">S</text:span>houlderRoll","R<text:span text:style-name="T22">E</text:span>lbowYaw","R<text:span text:style-name="T22">E</text:span>lbowRoll","RWristYaw","R<text:span text:style-name="T22">H</text:span>and","L<text:span text:style-name="T22">S</text:span>houlderPitch","L<text:span text:style-name="T22">S</text:span>houlderRoll","L<text:span text:style-name="T22">E</text:span>lbowYaw","L<text:span text:style-name="T22">E</text:span>lbowRoll","LWristYaw","LHand"], joint_angles: [<text:span text:style-name="T23">0,0,0,</text:span>0,0,1.75,0,<text:span text:style-name="T22">1.5</text:span>,0,0,0.75,1.75,0,-<text:span text:style-name="T22">1.5</text:span>,0,0,0.75], speed: 0.2}'</text:p>
      <text:p text:style-name="P10"/>
      <text:p text:style-name="P11">rostopic pub -1 /joint_angles naoqi_bridge_msgs/JointAnglesWithSpeed '{header: auto, joint_names: ["RShoulderPitch","RElbowYaw","RElbowRoll","RHand"], joint_angles: [0.75,1,1.5,1], speed: 0.2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Black" svg:font-family="'Roboto Black'" style:font-pitch="variable"/>
    <style:font-face style:name="Roboto Mono Thin1" svg:font-family="'Roboto Mono Thin'" style:font-pitch="variable"/>
    <style:font-face style:name="Roboto Mono Thin" svg:font-family="'Roboto Mono Thin'" style:font-adornments="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12:17.074225243</meta:creation-date>
    <meta:generator>LibreOffice/5.1.6.2$Linux_X86_64 LibreOffice_project/10m0$Build-2</meta:generator>
    <dc:date>2018-07-12T11:38:32.515649371</dc:date>
    <meta:editing-duration>P9DT12H12M44S</meta:editing-duration>
    <meta:editing-cycles>41</meta:editing-cycles>
    <meta:document-statistic meta:table-count="0" meta:image-count="0" meta:object-count="0" meta:page-count="2" meta:paragraph-count="33" meta:word-count="163" meta:character-count="2056" meta:non-whitespace-character-count="1914"/>
  </office:meta>
</office:document-meta>
</file>